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333333" draw:fill-color="#eeeeee" draw:textarea-horizontal-align="justify" draw:textarea-vertical-align="middle" draw:auto-grow-height="false" fo:min-height="0.878cm" fo:min-width="1.378cm"/>
      <style:paragraph-properties style:writing-mode="lr-tb"/>
    </style:style>
    <style:style style:name="gr2" style:family="graphic" style:parent-style-name="standard">
      <style:graphic-properties svg:stroke-color="#333333" draw:fill-color="#eeeeee" draw:textarea-horizontal-align="justify" draw:textarea-vertical-align="middle" draw:auto-grow-height="false" fo:min-height="1.104cm" fo:min-width="0.854cm"/>
      <style:paragraph-properties style:writing-mode="lr-tb"/>
    </style:style>
    <style:style style:name="gr3" style:family="graphic" style:parent-style-name="standard">
      <style:graphic-properties svg:stroke-color="#333333" draw:fill-color="#eeeeee" draw:textarea-horizontal-align="justify" draw:textarea-vertical-align="middle" draw:auto-grow-height="false" fo:min-height="0.75cm" fo:min-width="0.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5" style:family="graphic" style:parent-style-name="standard">
      <style:graphic-properties svg:stroke-color="#333333" draw:fill-color="#eeeeee" draw:textarea-horizontal-align="justify" draw:textarea-vertical-align="middle" draw:auto-grow-height="false" fo:min-height="0.75cm" fo:min-width="0.5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83cm" fo:min-width="0cm"/>
      <style:paragraph-properties style:writing-mode="lr-tb"/>
    </style:style>
    <style:style style:name="gr7" style:family="graphic" style:parent-style-name="standard" style:list-style-name="L1">
      <style:graphic-properties svg:stroke-color="#333333" draw:fill-color="#eeeeee" draw:textarea-horizontal-align="justify" draw:textarea-vertical-align="middle" draw:auto-grow-height="false" fo:min-height="0.878cm" fo:min-width="1.378cm"/>
      <style:paragraph-properties style:writing-mode="lr-tb"/>
    </style:style>
    <style:style style:name="gr8" style:family="graphic" style:parent-style-name="standard">
      <style:graphic-properties svg:stroke-color="#333333" draw:fill-color="#eeeeee" draw:textarea-horizontal-align="justify" draw:textarea-vertical-align="middle" draw:auto-grow-height="false" fo:min-height="0.878cm" fo:min-width="0.878cm"/>
      <style:paragraph-properties style:writing-mode="lr-tb"/>
    </style:style>
    <style:style style:name="gr9" style:family="graphic" style:parent-style-name="objectwithoutfill">
      <style:graphic-properties svg:stroke-color="#3465a4" draw:marker-end="Arrowheads_20_4" draw:marker-end-width="0.3cm" draw:fill="none" draw:textarea-vertical-align="middle"/>
    </style:style>
    <style:style style:name="gr10" style:family="graphic" style:parent-style-name="objectwithoutfill">
      <style:graphic-properties svg:stroke-color="#3465a4" draw:marker-end="Arrowheads_20_5" draw:marker-end-width="0.3cm" draw:fill="none" draw:textarea-vertical-align="middle"/>
    </style:style>
    <style:style style:name="gr11" style:family="graphic" style:parent-style-name="objectwithoutfill">
      <style:graphic-properties draw:marker-end="Arrowheads_20_6" draw:marker-end-width="0.3cm" draw:fill="none" draw:textarea-vertical-align="middle"/>
    </style:style>
    <style:style style:name="gr12" style:family="graphic" style:parent-style-name="objectwithoutfill">
      <style:graphic-properties draw:marker-end="Arrowheads_20_7" draw:marker-end-width="0.3cm" draw:fill="none" draw:textarea-vertical-align="bottom"/>
      <style:paragraph-properties style:writing-mode="lr-tb"/>
    </style:style>
    <style:style style:name="gr13" style:family="graphic" style:parent-style-name="objectwithoutfill">
      <style:graphic-properties draw:marker-end="Arrowheads_20_8" draw:marker-end-width="0.3cm" draw:fill="none" draw:textarea-vertical-align="middle"/>
    </style:style>
    <style:style style:name="gr14" style:family="graphic" style:parent-style-name="objectwithoutfill">
      <style:graphic-properties draw:marker-end="Arrowheads_20_9" draw:marker-end-width="0.3cm" draw:fill="none" draw:textarea-vertical-align="middle"/>
    </style:style>
    <style:style style:name="gr15" style:family="graphic" style:parent-style-name="objectwithoutfill">
      <style:graphic-properties draw:marker-end="Arrowheads_20_10" draw:marker-end-width="0.3cm" draw:fill="none" draw:textarea-vertical-align="middle"/>
    </style:style>
    <style:style style:name="gr16" style:family="graphic" style:parent-style-name="objectwithoutfill">
      <style:graphic-properties draw:marker-end="Arrowheads_20_11" draw:marker-end-width="0.3cm" draw:fill="none" draw:textarea-vertical-align="middle"/>
    </style:style>
    <style:style style:name="gr17" style:family="graphic" style:parent-style-name="objectwithoutfill">
      <style:graphic-properties draw:marker-end="Arrowheads_20_12" draw:marker-end-width="0.3cm" draw:fill="none" draw:textarea-vertical-align="middle"/>
    </style:style>
    <style:style style:name="gr18" style:family="graphic" style:parent-style-name="objectwithoutfill">
      <style:graphic-properties draw:marker-end="Arrowheads_20_13" draw:marker-end-width="0.3cm" draw:fill="none" draw:textarea-vertical-align="middle"/>
    </style:style>
    <style:style style:name="gr19" style:family="graphic" style:parent-style-name="objectwithoutfill">
      <style:graphic-properties draw:marker-end="Arrowheads_20_14" draw:marker-end-width="0.3cm" draw:fill="none" draw:textarea-vertical-align="middle"/>
    </style:style>
    <style:style style:name="gr20" style:family="graphic" style:parent-style-name="objectwithoutfill">
      <style:graphic-properties draw:marker-end="Arrowheads_20_15" draw:marker-end-width="0.3cm" draw:fill="none" draw:textarea-vertical-align="middle"/>
    </style:style>
    <style:style style:name="gr21" style:family="graphic" style:parent-style-name="objectwithoutfill">
      <style:graphic-properties draw:marker-end="Arrowheads_20_16" draw:marker-end-width="0.3cm" draw:fill="none" draw:textarea-vertical-align="middle"/>
    </style:style>
    <style:style style:name="gr22" style:family="graphic" style:parent-style-name="objectwithoutfill">
      <style:graphic-properties draw:marker-end="Arrowheads_20_18" draw:marker-end-width="0.3cm" draw:fill="none" draw:textarea-vertical-align="middle"/>
    </style:style>
    <style:style style:name="gr23" style:family="graphic" style:parent-style-name="objectwithoutfill">
      <style:graphic-properties draw:marker-end="Arrowheads_20_19" draw:marker-end-width="0.3cm" draw:fill="none" draw:textarea-vertical-align="middle"/>
    </style:style>
    <style:style style:name="gr24" style:family="graphic" style:parent-style-name="objectwithoutfill">
      <style:graphic-properties draw:marker-end="Arrowheads_20_20" draw:marker-end-width="0.3cm" draw:fill="none" draw:textarea-vertical-align="middle"/>
    </style:style>
    <style:style style:name="gr25" style:family="graphic" style:parent-style-name="objectwithoutfill">
      <style:graphic-properties draw:marker-end="Arrowheads_20_21" draw:marker-end-width="0.3cm" draw:fill="none" draw:textarea-vertical-align="middle"/>
    </style:style>
    <style:style style:name="gr26" style:family="graphic" style:parent-style-name="objectwithoutfill">
      <style:graphic-properties draw:marker-end="Arrowheads_20_22" draw:marker-end-width="0.3cm" draw:fill="none" draw:textarea-vertical-align="middle"/>
    </style:style>
    <style:style style:name="gr27" style:family="graphic" style:parent-style-name="objectwithoutfill">
      <style:graphic-properties draw:marker-end="Arrowheads_20_23" draw:marker-end-width="0.3cm" draw:fill="none" draw:textarea-vertical-align="middle"/>
    </style:style>
    <style:style style:name="gr28" style:family="graphic" style:parent-style-name="objectwithoutfill">
      <style:graphic-properties draw:marker-end="Arrowheads_20_24" draw:marker-end-width="0.3cm" draw:fill="none" draw:textarea-vertical-align="middle"/>
    </style:style>
    <style:style style:name="gr29" style:family="graphic" style:parent-style-name="objectwithoutfill">
      <style:graphic-properties draw:marker-end="Arrowheads_20_25" draw:marker-end-width="0.3cm" draw:fill="none" draw:textarea-vertical-align="middle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5cm" fo:min-width="0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P1" style:family="paragraph">
      <style:paragraph-properties fo:text-align="center"/>
      <style:text-properties fo:font-size="10pt" style:font-size-asian="10pt" style:font-size-complex="10pt"/>
    </style:style>
    <style:style style:name="P2" style:family="paragraph">
      <loext:graphic-properties draw:fill-color="#eeeeee"/>
      <style:paragraph-properties fo:text-align="center"/>
      <style:text-properties fo:font-size="10pt" style:font-size-asian="10pt" style:font-size-complex="10pt"/>
    </style:style>
    <style:style style:name="P3" style:family="paragraph">
      <loext:graphic-properties draw:fill-color="#eeeee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fo:font-size="10pt" style:font-size-asian="10pt" style:font-size-complex="10pt"/>
    </style:style>
    <style:style style:name="P6" style:family="paragraph">
      <style:paragraph-properties fo:margin-left="0cm" fo:margin-right="0cm" fo:margin-top="0cm" fo:margin-bottom="0cm" fo:line-height="100%" fo:text-align="center" fo:text-indent="0cm"/>
      <style:text-properties fo:font-size="10pt" style:font-size-asian="10pt" style:font-size-complex="10pt"/>
    </style:style>
    <style:style style:name="P7" style:family="paragraph">
      <loext:graphic-properties draw:fill-color="#eeeeee"/>
      <style:paragraph-properties fo:margin-left="0cm" fo:margin-right="0cm" fo:margin-top="0cm" fo:margin-bottom="0cm" fo:line-height="100%" fo:text-align="center" fo:text-indent="0cm"/>
      <style:text-properties fo:font-size="10pt" style:font-size-asian="10pt" style:font-size-complex="10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/>
      <style:paragraph-properties fo:text-align="center"/>
      <style:text-properties fo:font-size="10pt" style:font-size-asian="10pt" style:font-size-complex="10pt"/>
    </style:style>
    <style:style style:name="P10" style:family="paragraph">
      <loext:graphic-properties draw:fill="none" draw:fill-color="#ffffff"/>
      <style:text-properties fo:font-size="10pt" style:font-size-asian="10pt" style:font-size-complex="10pt"/>
    </style:style>
    <style:style style:name="P11" style:family="paragraph">
      <loext:graphic-properties draw:fill="none" draw:fill-color="#ffffff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2cm" svg:height="1.25cm" svg:x="3cm" svg:y="2.75cm">
          <text:p text:style-name="P1"><text:span text:style-name="T1">Read</text:span></text:p>
          <text:p text:style-name="P1"><text:span text:style-name="T1">By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10" draw:id="id10" draw:layer="layout" svg:width="1.5cm" svg:height="1.5cm" svg:x="18cm" svg:y="4.75cm">
          <text:p text:style-name="P1"><text:span text:style-name="T1">Print</text:span></text:p>
          <text:p text:style-name="P1"><text:span text:style-name="T1">By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13" draw:id="id13" draw:layer="layout" svg:width="2cm" svg:height="1.25cm" svg:x="3cm" svg:y="10.5cm">
          <text:p text:style-name="P1"><text:span text:style-name="T1">Tranfer</text:span></text:p>
          <text:p text:style-name="P1"><text:span text:style-name="T1">firmwa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xml:id="id6" draw:id="id6">
          <draw:custom-shape draw:style-name="gr3" draw:text-style-name="P3" draw:layer="layout" svg:width="2cm" svg:height="2cm" svg:x="6cm" svg:y="4.5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frame draw:style-name="gr4" draw:text-style-name="P5" draw:layer="layout" svg:width="1.653cm" svg:height="1.039cm" svg:x="6.237cm" svg:y="4.977cm">
            <draw:text-box>
              <text:p text:style-name="P4"><text:span text:style-name="T1">Byte is </text:span></text:p>
              <text:p text:style-name="P4"><text:span text:style-name="T1">EOT?</text:span></text:p>
            </draw:text-box>
          </draw:frame>
        </draw:g>
        <draw:g xml:id="id7" draw:id="id7">
          <draw:custom-shape draw:style-name="gr3" draw:text-style-name="P3" draw:layer="layout" svg:width="2cm" svg:height="2cm" svg:x="9cm" svg:y="4.5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frame draw:style-name="gr4" draw:text-style-name="P5" draw:layer="layout" svg:width="1.653cm" svg:height="1.039cm" svg:x="9.198cm" svg:y="5cm">
            <draw:text-box>
              <text:p text:style-name="P4"><text:span text:style-name="T1">Byte is </text:span></text:p>
              <text:p text:style-name="P4"><text:span text:style-name="T1">FTX?</text:span></text:p>
            </draw:text-box>
          </draw:frame>
        </draw:g>
        <draw:g xml:id="id8" draw:id="id8">
          <draw:custom-shape draw:style-name="gr3" draw:text-style-name="P3" draw:layer="layout" svg:width="2cm" svg:height="2cm" svg:x="12cm" svg:y="4.5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frame draw:style-name="gr4" draw:text-style-name="P5" draw:layer="layout" svg:width="1.653cm" svg:height="1.039cm" svg:x="12.249cm" svg:y="4.998cm">
            <draw:text-box>
              <text:p text:style-name="P4"><text:span text:style-name="T1">Byte is </text:span></text:p>
              <text:p text:style-name="P4"><text:span text:style-name="T1">FRX?</text:span></text:p>
            </draw:text-box>
          </draw:frame>
        </draw:g>
        <draw:g xml:id="id9" draw:id="id9">
          <draw:custom-shape draw:style-name="gr3" draw:text-style-name="P3" draw:layer="layout" svg:width="2cm" svg:height="2cm" svg:x="15cm" svg:y="4.5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frame draw:style-name="gr4" draw:text-style-name="P5" draw:layer="layout" svg:width="1.653cm" svg:height="1.039cm" svg:x="15.25cm" svg:y="4.961cm">
            <draw:text-box>
              <text:p text:style-name="P4"><text:span text:style-name="T1">Byte </text:span><text:span text:style-name="T1">is </text:span></text:p>
              <text:p text:style-name="P4"><text:span text:style-name="T1">DC1?</text:span></text:p>
            </draw:text-box>
          </draw:frame>
        </draw:g>
        <draw:g xml:id="id4" draw:id="id4">
          <draw:custom-shape draw:style-name="gr5" draw:text-style-name="P2" xml:id="id3" draw:id="id3" draw:layer="layout" svg:width="2cm" svg:height="2cm" svg:x="3cm" svg:y="4.5cm">
            <text:p text:style-name="P1"/>
  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  </draw:custom-shape>
          <draw:frame draw:style-name="gr4" draw:text-style-name="P5" draw:layer="layout" svg:width="1.653cm" svg:height="1.039cm" svg:x="3.251cm" svg:y="5.001cm">
            <draw:text-box>
              <text:p text:style-name="P1">Byte is </text:p>
              <text:p text:style-name="P1">ENQ?</text:p>
            </draw:text-box>
          </draw:frame>
        </draw:g>
        <draw:g xml:id="id5" draw:id="id5">
          <draw:custom-shape draw:style-name="gr3" draw:text-style-name="P3" draw:layer="layout" svg:width="2cm" svg:height="2cm" svg:x="3.5cm" svg:y="7.5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frame draw:style-name="gr6" draw:text-style-name="P5" draw:layer="layout" svg:width="2cm" svg:height="1.433cm" svg:x="3.5cm" svg:y="7.817cm">
            <draw:text-box>
              <text:p text:style-name="P4"><text:span text:style-name="T1">Load</text:span></text:p>
              <text:p text:style-name="P4"><text:span text:style-name="T1">fimw</text:span><text:span text:style-name="T1">are?</text:span></text:p>
            </draw:text-box>
          </draw:frame>
        </draw:g>
        <draw:custom-shape draw:style-name="gr1" draw:text-style-name="P2" xml:id="id11" draw:id="id11" draw:layer="layout" svg:width="2cm" svg:height="1.25cm" svg:x="6cm" svg:y="7.5cm">
          <text:p text:style-name="P1"><text:span text:style-name="T1">Prepare to exi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15" draw:id="id15" draw:layer="layout" svg:width="2cm" svg:height="1.25cm" svg:x="9cm" svg:y="7.5cm">
          <text:p text:style-name="P1"><text:span text:style-name="T1">Receive file dat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xml:id="id16" draw:id="id16" draw:layer="layout" svg:width="2cm" svg:height="1.25cm" svg:x="12cm" svg:y="7.5cm">
          <text:p text:style-name="P6"><text:span text:style-name="T1">Send file dat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17" draw:id="id17" draw:layer="layout" svg:width="2cm" svg:height="1.25cm" svg:x="15cm" svg:y="7.5cm">
          <text:p text:style-name="P1"><text:span text:style-name="T1">Disable file transf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1" draw:id="id1" draw:layer="layout" svg:width="2cm" svg:height="1.25cm" svg:x="3cm" svg:y="1cm">
          <text:p text:style-name="P1"><text:span text:style-name="T1">Initialise </text:span><text:span text:style-name="T1">Conso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" xml:id="id14" draw:id="id14" draw:layer="layout" svg:width="1.5cm" svg:height="1.25cm" svg:x="1.25cm" svg:y="7.88cm">
          <text:p text:style-name="P1"><text:span text:style-name="T1">Se</text:span><text:span text:style-name="T1">nd </text:span><text:span text:style-name="T1">Ac</text:span><text:span text:style-name="T1">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8" draw:layer="layout" svg:x1="4cm" svg:y1="2.25cm" svg:x2="4cm" svg:y2="2.75cm" draw:start-shape="id1" draw:start-glue-point="2" draw:end-shape="id2" draw:end-glue-point="0" svg:d="M4000 2250v500" svg:viewBox="0 0 1 501">
          <text:p/>
        </draw:connector>
        <draw:connector draw:style-name="gr10" draw:text-style-name="P8" draw:layer="layout" svg:x1="4cm" svg:y1="4cm" svg:x2="4cm" svg:y2="4.5cm" draw:start-shape="id2" draw:start-glue-point="2" draw:end-shape="id3" draw:end-glue-point="4" svg:d="M4000 4000v500" svg:viewBox="0 0 1 501">
          <text:p/>
        </draw:connector>
        <draw:connector draw:style-name="gr11" draw:text-style-name="P8" draw:layer="layout" svg:x1="4cm" svg:y1="6.5cm" svg:x2="4.5cm" svg:y2="7.5cm" draw:start-shape="id4" draw:start-glue-point="2" draw:end-shape="id5" draw:end-glue-point="0" svg:d="M4000 6500v501h500v499" svg:viewBox="0 0 501 1001">
          <text:p/>
        </draw:connector>
        <draw:connector draw:style-name="gr12" draw:text-style-name="P9" draw:layer="layout" svg:x1="5cm" svg:y1="5.5cm" svg:x2="6cm" svg:y2="5.5cm" draw:start-shape="id4" draw:start-glue-point="1" draw:end-shape="id6" draw:end-glue-point="3" svg:d="M5000 5500h1000" svg:viewBox="0 0 1001 1">
          <text:p><text:span text:style-name="T1"/></text:p>
        </draw:connector>
        <draw:connector draw:style-name="gr13" draw:text-style-name="P8" draw:layer="layout" svg:x1="8cm" svg:y1="5.5cm" svg:x2="9cm" svg:y2="5.5cm" draw:start-shape="id6" draw:start-glue-point="1" draw:end-shape="id7" draw:end-glue-point="3" svg:d="M8000 5500h1000" svg:viewBox="0 0 1001 1">
          <text:p/>
        </draw:connector>
        <draw:connector draw:style-name="gr14" draw:text-style-name="P8" draw:layer="layout" svg:x1="11cm" svg:y1="5.5cm" svg:x2="12cm" svg:y2="5.5cm" draw:start-shape="id7" draw:start-glue-point="1" draw:end-shape="id8" draw:end-glue-point="3" svg:d="M11000 5500h1000" svg:viewBox="0 0 1001 1">
          <text:p/>
        </draw:connector>
        <draw:connector draw:style-name="gr15" draw:text-style-name="P8" draw:layer="layout" svg:x1="14cm" svg:y1="5.5cm" svg:x2="15cm" svg:y2="5.5cm" draw:start-shape="id8" draw:start-glue-point="1" draw:end-shape="id9" draw:end-glue-point="3" svg:d="M14000 5500h1000" svg:viewBox="0 0 1001 1">
          <text:p/>
        </draw:connector>
        <draw:connector draw:style-name="gr16" draw:text-style-name="P8" draw:layer="layout" svg:x1="17cm" svg:y1="5.5cm" svg:x2="18cm" svg:y2="5.5cm" draw:start-shape="id9" draw:start-glue-point="1" draw:end-shape="id10" draw:end-glue-point="3" svg:d="M17000 5500h1000" svg:viewBox="0 0 1001 1">
          <text:p/>
        </draw:connector>
        <draw:connector draw:style-name="gr17" draw:text-style-name="P8" draw:layer="layout" svg:x1="7cm" svg:y1="6.5cm" svg:x2="7cm" svg:y2="7.5cm" draw:start-shape="id6" draw:start-glue-point="2" draw:end-shape="id11" draw:end-glue-point="0" svg:d="M7000 6500v1000" svg:viewBox="0 0 1 1001">
          <text:p/>
        </draw:connector>
        <draw:connector draw:style-name="gr18" draw:text-style-name="P8" draw:layer="layout" svg:x1="7cm" svg:y1="8.75cm" svg:x2="7cm" svg:y2="10.75cm" draw:start-shape="id11" draw:start-glue-point="2" draw:end-shape="id12" draw:end-glue-point="0" svg:d="M7000 8750v2000" svg:viewBox="0 0 1 2001">
          <text:p/>
        </draw:connector>
        <draw:connector draw:style-name="gr19" draw:text-style-name="P8" draw:layer="layout" svg:x1="4.5cm" svg:y1="9.5cm" svg:x2="4cm" svg:y2="10.5cm" draw:start-shape="id5" draw:start-glue-point="2" draw:end-shape="id13" draw:end-glue-point="0" svg:d="M4500 9500v501h-500v499" svg:viewBox="0 0 501 1001">
          <text:p/>
        </draw:connector>
        <draw:connector draw:style-name="gr20" draw:text-style-name="P8" draw:layer="layout" svg:x1="3.5cm" svg:y1="8.5cm" svg:x2="2.75cm" svg:y2="8.505cm" draw:start-shape="id5" draw:start-glue-point="3" draw:end-shape="id14" draw:end-glue-point="1" svg:d="M3500 8500h-374v5h-376" svg:viewBox="0 0 751 6">
          <text:p/>
        </draw:connector>
        <draw:connector draw:style-name="gr21" draw:text-style-name="P8" draw:layer="layout" draw:line-skew="-1.499cm" svg:x1="3cm" svg:y1="11.125cm" svg:x2="3cm" svg:y2="3.375cm" draw:start-shape="id13" draw:start-glue-point="3" draw:end-shape="id2" draw:end-glue-point="3" svg:d="M3000 11125h-2000v-7750h2000" svg:viewBox="0 0 2001 7751">
          <text:p/>
        </draw:connector>
        <draw:connector draw:style-name="gr22" draw:text-style-name="P8" draw:layer="layout" svg:x1="10cm" svg:y1="6.5cm" svg:x2="10cm" svg:y2="7.5cm" draw:start-shape="id7" draw:start-glue-point="2" draw:end-shape="id15" draw:end-glue-point="0" svg:d="M10000 6500v1000" svg:viewBox="0 0 1 1001">
          <text:p/>
        </draw:connector>
        <draw:connector draw:style-name="gr23" draw:text-style-name="P8" draw:layer="layout" svg:x1="13cm" svg:y1="6.5cm" svg:x2="13cm" svg:y2="7.5cm" draw:start-shape="id8" draw:start-glue-point="2" draw:end-shape="id16" draw:end-glue-point="0" svg:d="M13000 6500v1000" svg:viewBox="0 0 1 1001">
          <text:p/>
        </draw:connector>
        <draw:connector draw:style-name="gr24" draw:text-style-name="P8" draw:layer="layout" svg:x1="16cm" svg:y1="6.5cm" svg:x2="16cm" svg:y2="7.5cm" draw:start-shape="id9" draw:start-glue-point="2" draw:end-shape="id17" draw:end-glue-point="0" svg:d="M16000 6500v1000" svg:viewBox="0 0 1 1001">
          <text:p/>
        </draw:connector>
        <draw:connector draw:style-name="gr25" draw:text-style-name="P8" draw:layer="layout" svg:x1="19.5cm" svg:y1="5.5cm" svg:x2="5cm" svg:y2="3.375cm" draw:start-shape="id10" draw:start-glue-point="1" draw:end-shape="id2" draw:end-glue-point="1" svg:d="M19500 5500h502v-2125h-15002" svg:viewBox="0 0 15003 2126">
          <text:p/>
        </draw:connector>
        <draw:connector draw:style-name="gr26" draw:text-style-name="P8" draw:layer="layout" draw:line-skew="0.251cm" svg:x1="1.25cm" svg:y1="8.505cm" svg:x2="3cm" svg:y2="3.375cm" draw:start-shape="id14" draw:start-glue-point="3" draw:end-shape="id2" draw:end-glue-point="3" svg:d="M1250 8505h-250v-5130h2000" svg:viewBox="0 0 2001 5131">
          <text:p/>
        </draw:connector>
        <draw:connector draw:style-name="gr27" draw:text-style-name="P8" draw:layer="layout" draw:line-skew="2.498cm" svg:x1="17cm" svg:y1="8.125cm" svg:x2="5cm" svg:y2="3.375cm" draw:start-shape="id17" draw:start-glue-point="1" draw:end-shape="id2" draw:end-glue-point="1" svg:d="M17000 8125h3000v-4750h-15000" svg:viewBox="0 0 15001 4751">
          <text:p/>
        </draw:connector>
        <draw:connector draw:style-name="gr28" draw:text-style-name="P8" draw:layer="layout" draw:line-skew="0.748cm 12.999cm" svg:x1="10cm" svg:y1="8.75cm" svg:x2="5cm" svg:y2="3.375cm" draw:start-shape="id15" draw:start-glue-point="2" draw:end-shape="id2" draw:end-glue-point="1" svg:d="M10000 8750v1250h10000v-6625h-15000" svg:viewBox="0 0 15001 6626">
          <text:p/>
        </draw:connector>
        <draw:connector draw:style-name="gr29" draw:text-style-name="P8" draw:layer="layout" draw:line-skew="0cm 11.499cm" svg:x1="13cm" svg:y1="8.75cm" svg:x2="5cm" svg:y2="3.375cm" draw:start-shape="id16" draw:start-glue-point="2" draw:end-shape="id2" draw:end-glue-point="1" svg:d="M13000 8750v502h7000v-5877h-15000" svg:viewBox="0 0 15001 5878">
          <text:p/>
        </draw:connector>
        <draw:frame draw:style-name="gr4" draw:text-style-name="P10" draw:layer="layout" svg:width="1.361cm" svg:height="0.645cm" svg:x="2.6cm" svg:y="7.855cm">
          <draw:text-box>
            <text:p><text:span text:style-name="T1">Fa</text:span><text:span text:style-name="T1">ls</text:span><text:span text:style-name="T1">e</text:span></text:p>
          </draw:text-box>
        </draw:frame>
        <draw:frame draw:style-name="gr30" draw:text-style-name="P10" draw:layer="layout" svg:width="1.213cm" svg:height="0.645cm" svg:x="3.787cm" svg:y="6.5cm">
          <draw:text-box>
            <text:p><text:span text:style-name="T1">T</text:span><text:span text:style-name="T1">r</text:span><text:span text:style-name="T1">u</text:span><text:span text:style-name="T1">e</text:span></text:p>
          </draw:text-box>
        </draw:frame>
        <draw:frame draw:style-name="gr30" draw:text-style-name="P10" draw:layer="layout" svg:width="1.213cm" svg:height="0.645cm" svg:x="3.502cm" svg:y="9.502cm">
          <draw:text-box>
            <text:p><text:span text:style-name="T1">True</text:span></text:p>
          </draw:text-box>
        </draw:frame>
        <draw:frame draw:style-name="gr4" draw:text-style-name="P10" draw:layer="layout" svg:width="1.361cm" svg:height="0.645cm" svg:x="4.751cm" svg:y="4.856cm">
          <draw:text-box>
            <text:p><text:span text:style-name="T1">Fal</text:span><text:span text:style-name="T1">se</text:span></text:p>
          </draw:text-box>
        </draw:frame>
        <draw:frame draw:style-name="gr4" draw:text-style-name="P10" draw:layer="layout" svg:width="1.361cm" svg:height="0.645cm" svg:x="7.652cm" svg:y="4.857cm">
          <draw:text-box>
            <text:p><text:span text:style-name="T1">False</text:span></text:p>
          </draw:text-box>
        </draw:frame>
        <draw:frame draw:style-name="gr4" draw:text-style-name="P10" draw:layer="layout" svg:width="1.361cm" svg:height="0.645cm" svg:x="10.653cm" svg:y="4.858cm">
          <draw:text-box>
            <text:p><text:span text:style-name="T1">False</text:span></text:p>
          </draw:text-box>
        </draw:frame>
        <draw:frame draw:style-name="gr4" draw:text-style-name="P10" draw:layer="layout" svg:width="1.361cm" svg:height="0.645cm" svg:x="13.754cm" svg:y="4.859cm">
          <draw:text-box>
            <text:p><text:span text:style-name="T1">False</text:span></text:p>
          </draw:text-box>
        </draw:frame>
        <draw:frame draw:style-name="gr4" draw:text-style-name="P10" draw:layer="layout" svg:width="1.361cm" svg:height="0.645cm" svg:x="16.655cm" svg:y="4.86cm">
          <draw:text-box>
            <text:p><text:span text:style-name="T1">False</text:span></text:p>
          </draw:text-box>
        </draw:frame>
        <draw:frame draw:style-name="gr30" draw:text-style-name="P10" draw:layer="layout" svg:width="1.213cm" svg:height="0.645cm" svg:x="6.788cm" svg:y="6.501cm">
          <draw:text-box>
            <text:p><text:span text:style-name="T1">True</text:span></text:p>
          </draw:text-box>
        </draw:frame>
        <draw:frame draw:style-name="gr30" draw:text-style-name="P10" draw:layer="layout" svg:width="1.213cm" svg:height="0.645cm" svg:x="9.789cm" svg:y="6.502cm">
          <draw:text-box>
            <text:p><text:span text:style-name="T1">True</text:span></text:p>
          </draw:text-box>
        </draw:frame>
        <draw:frame draw:style-name="gr30" draw:text-style-name="P10" draw:layer="layout" svg:width="1.213cm" svg:height="0.645cm" svg:x="12.79cm" svg:y="6.503cm">
          <draw:text-box>
            <text:p><text:span text:style-name="T1">Tru</text:span><text:span text:style-name="T1">e</text:span></text:p>
          </draw:text-box>
        </draw:frame>
        <draw:frame draw:style-name="gr30" draw:text-style-name="P10" draw:layer="layout" svg:width="1.213cm" svg:height="0.645cm" svg:x="15.791cm" svg:y="6.504cm">
          <draw:text-box>
            <text:p><text:span text:style-name="T1">True</text:span></text:p>
          </draw:text-box>
        </draw:frame>
        <draw:frame draw:style-name="gr31" draw:text-style-name="P11" xml:id="id12" draw:id="id12" draw:layer="layout" svg:width="2.5cm" svg:height="0.962cm" svg:x="5.75cm" svg:y="10.75cm">
          <draw:text-box>
            <text:p>exit(0);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0" draw:display-name="Arrowheads 20" svg:viewBox="0 0 20 20" svg:d="M0 20l10-20 10 20z"/>
    <draw:marker draw:name="Arrowheads_20_21" draw:display-name="Arrowheads 21" svg:viewBox="0 0 20 20" svg:d="M0 20l10-20 10 20z"/>
    <draw:marker draw:name="Arrowheads_20_22" draw:display-name="Arrowheads 22" svg:viewBox="0 0 20 20" svg:d="M0 20l10-20 10 20z"/>
    <draw:marker draw:name="Arrowheads_20_23" draw:display-name="Arrowheads 23" svg:viewBox="0 0 20 20" svg:d="M0 20l10-20 10 20z"/>
    <draw:marker draw:name="Arrowheads_20_24" draw:display-name="Arrowheads 24" svg:viewBox="0 0 20 20" svg:d="M0 20l10-20 10 20z"/>
    <draw:marker draw:name="Arrowheads_20_25" draw:display-name="Arrowheads 25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12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0-14T03:02:30.685241601</meta:creation-date>
    <dc:date>2022-10-14T03:57:30.952702183</dc:date>
    <meta:editing-duration>PT5M57S</meta:editing-duration>
    <meta:editing-cycles>1</meta:editing-cycles>
    <meta:document-statistic meta:object-count="61"/>
    <meta:generator>LibreOffice/7.3.6.2$Linux_X86_64 LibreOffice_project/30$Build-2</meta:generator>
  </office:meta>
</office:document-meta>
</file>